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text-line-through-style="solid"/>
    </style:style>
    <style:style style:name="T2" style:family="text">
      <style:text-properties style:text-line-through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1FF1_16</text:p>
      <text:p text:style-name="P1">American Genizah Project: Partnership for Posterity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1, FF 1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June 1890</text:p>
      <text:p text:style-name="P2">Month<text:tab/><text:tab/><text:tab/><text:tab/><text:tab/><text:tab/>June</text:p>
      <text:p text:style-name="P2">Year<text:tab/><text:tab/><text:tab/><text:tab/><text:tab/><text:tab/>1890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7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Elias Levitas; Mayer Cohen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4">(Symbols: ?=uncertain; []=supplied information; /=end of line)</text:p>
      <text:p text:style-name="P4"/>
      <text:p text:style-name="P4">[Letterhead]</text:p>
      <text:p text:style-name="P4">S. MORAIS,/</text:p>
      <text:p text:style-name="P4">546 N. Fifth St./</text:p>
      <text:p text:style-name="P5">Philadelphia,/</text:p>
      <text:p text:style-name="P4"/>
      <text:p text:style-name="P4">[Front Cover]</text:p>
      <text:p text:style-name="P6">On the Haftorah for Behangalotecha/</text:p>
      <text:p text:style-name="P6">for a Bar Mitzvah/</text:p>
      <text:p text:style-name="P6"/>
      <text:p text:style-name="P4">[Page 1]</text:p>
      <text:p text:style-name="P5">June(/)90/</text:p>
      <text:p text:style-name="P4">Whatever may be the real origin of the prophetic section/ read on Sabbaths, holidays and fasts in the Synagogue; whe-/-ther it be, as Elias Levitas of the 16th century wrote/ that it was intended to substitute the recital of the/ Pentateuch, which Antiochus Epiphanes in his unta-/-mable fanaticism had forbidden, or whether it be as Ra-/-poport the Hebrew critic of our days learnedly tries to/ prove, that it was instituted to pay regard to the/ seers of Israel, whose teachings orally commented on/ served as a sort of lecture, suiting the occasion, certain/ it is that in very many instances the connection be-/-tween the Haftorah and the Parasha was cleverly found./ <text:s/>The prophecy which our young brother has just read to us,/ as his first <text:span text:style-name="T1">worthy</text:span><text:span text:style-name="T2"> commendable endeavour, is rather peculiar, in-/-asmuch as it answers for two occasions, for the/ Sabbath of Hanuccha, and for this Sabbath. <text:s/>But/ in both cases the leading idea is the same, namely,/ to set to view the mission of the Cohen, or priest of/ the Lord. <text:s/>He must give us light, as </text:span><text:soft-page-break/><text:span text:style-name="T2">celestially received./</text:span></text:p>
      <text:p text:style-name="P7"/>
      <text:p text:style-name="P7">[Page 2]</text:p>
      <text:p text:style-name="P7">Zachariah's vision the seven ranched Menorah/ obtained an unceasing supply of pure oil, which/ kept it miraculously unquenched. <text:s/>A fitting <text:span text:style-name="T1">symbol</text:span> emblem/ was that as applied to the permanence of God's/ people through luminous knowledge. <text:s/>When this/ seemed about to die off, because Grecianism--the rest-/-less spirit of the time--had very nigh blown it out,/ a family of priests kindled it again into a blaze./ <text:s/>The Asmoneans vindicated the outraged Torah. <text:s/>They/ became the richly laden olive trees that invisibly let in a/ current of the fluid, maintaining the lamp of God/ vividly alive. <text:s/>Sensibly was therefore that/ section of the prophet Zachariah chosen for the/ occasion commemorative of the stirring Maccabean/ epoch. <text:s/>It <text:span text:style-name="T1">became</text:span> suited it well metaphorically/ by anticipation. <text:s/>But that Haftorah properly/ belongs to this Sabbath, whose portion of the Law/ opens with the ordinance given Aaron to so <text:span text:style-name="T1">prepare</text:span> arrange/ the candlestick in the Sanctuary, that its flame may spread/ a clear light all around. <text:s/>[Hebrew]/ [Hebrew]. <text:s/>The Cohen's function was to provide for a/ far reaching and all illumining medium./</text:p>
      <text:p text:style-name="P7"/>
      <text:p text:style-name="P7">[Page 3]</text:p>
      <text:p text:style-name="P7">Joshua son of Jehozadak, figuring conspicuously in/ Zechariah's vision, was a worthy successor of/ the first priest to whom that charge was entrusted./ <text:s/>Patriotism <text:span text:style-name="T1">stirred in</text:span> burned within his heart, with piety was he/ guided. <text:s/>He loved his fathers' hearthstone, he loved/ his people dearly. <text:s/>To contribute to the resuscita-/-tion of both he had headed, with some noble coworkers,/ that band of faithful who left Persia Persia of Cyrus &amp; Darius which pro-/-mised comparative ease and prosperity, to share the/ difficulties and dangers attending the looked for res-/-toration of a national Temple in Palestine. <text:s/>The/ prophet calls that Joshua [Hebrew] a brand/ plucked from the fire, meaning a Cohen who passed/ unscathed through a prevalent consuming evil--dis-/-loyalty to the faith. <text:s/>Zachariah sees that zealous/ priest diademned in silver and gold. <text:s/>[Hebrew]/ [Hebrew]/ <text:s/>Yet, he could not avert his eyes from certain spots which/ impaired the beauty of the sacerdotal garments <text:span text:style-name="T1">of</text:span> worn by one otherwise/ stainless./</text:p>
      <text:p text:style-name="P7"/>
      <text:p text:style-name="P7">[Page 4]</text:p>
      <text:p text:style-name="P7">Joshua son of Zehozadak himself was all enthusiasm/ for the Jewish cause. <text:s/>Not so his children. <text:s/>They/ made him feel the keen sorrow, unhappily neither/ singular nor rare in our own days. <text:s/>Four of his sons/ had wedded <text:span text:style-name="T1">heathen</text:span> gentile women. <text:s/>They had polluted/ his priestly robe. <text:s/>Should he have been held accountable, so/ long as his conduct at home as well as abroad re-/-mained unexceptionable? <text:s/>Never; therefore even/ before the sinful children of the sinless father/ had promised to carry out the harsh but imperati-/-vely necessary measure of Ezra the priest, to break off their/ unlawful marriages, Zechariah heard in his vi-/-sion the voice of the Just God rebuke the accu-/-ser who would have laid upon the parent the guilt/ of his offspring [Hebrew]/ Joshua is promised there &amp; then the association of the saints who/ stand in the presence of the Lord, if he will hold/ to his assigned post unswervedly, do what is right/ though all may go astray, serve the Almighty/ with singleness of purpose, watch over the in-/-terest of the whole people, be an inextinguish-/-able light in the sight of Israel./</text:p>
      <text:p text:style-name="P7"/>
      <text:p text:style-name="P7">[Page 5]</text:p>
      <text:p text:style-name="P7">Well, brethren, I will not trespass too long <text:span text:style-name="T1">on</text:span> this/ summer morning. <text:s/>My few remarks on our/ Haftorah, are simply prefatory of a friendly ad-/-dress intended for a Bar Mitzvah, in whose future/ I feel sincere interest. <text:s/>My dear young/ brother. <text:s/>Looking backward I dare predict a marked/ progress. <text:s/>Humanly speaking your social promotion/ is assured. <text:s/>Unusually well developped[sic!] in body/ during past years, kept wakeful in mind all along, and sur-/-rounded by refining influences, you will, under/ Providence, succeed hereafter in what is conducive to your/ temporal welfare. <text:s/>But looking backward, I/ discover also spiritual forces at work, impelling/ you forward. <text:s/>You cannot remain immoveable when/ <text:soft-page-break/>so incited. <text:s/>Wise is the saying in the book of Job/ [Hebrew] With the aged dwells know-/-ledge, and with those who have lived many days un-/-derstanding, and practically to be carried out is the/ teaching of Moses in his last warning <text:span text:style-name="T1">of</text:span> to the tribes/ [Hebrew] Ask of thy father/ and he will tell thee, <text:span text:style-name="T1">and</text:span> of thy elders and they/ will say to thee what the history of the past demands./</text:p>
      <text:p text:style-name="P7"/>
      <text:p text:style-name="P7">[Page 6]</text:p>
      <text:p text:style-name="P7">Acting conformably to such maxims you will not/ degenerate. <text:s/>The living and the dead will point out/ to you where the light abides which will fill you/ with ardor, with the warmth of enthusiasm, which/ you may infuse into others. <text:s/>A descendant of/ Phineas the zealous priest of Joshua <text:span text:style-name="T1">son</text:span> of Jehozadak the patriotic priest of Johanan/ and Mattathias the Asmoneans, the heroic priests you will consult/ the annals of your predecessors, and if immediate/ advice be not at hand, a study of those annals/ will create a glow of racial pride, and you will take/ your stand by the side of those among your/ ancestry, who lived in thorough loyalty to the/ Torah. <text:s/>I must express my satisfaction/ at having heard you read both the Law and the/ Prophets on this sabbath which you will always/ remember. <text:s/>The greater is my satisfaction, because/ you will not be compelled, like many of your/ coevals to abandon your religious studies, and/ withdraw your presence form the house of God,/ in order to go in quest of a situation, either/ to help with small earnings destitute parents,/</text:p>
      <text:p text:style-name="P7"/>
      <text:p text:style-name="P7">[Page 7]</text:p>
      <text:p text:style-name="P7">or to follow <text:span text:style-name="T1">a</text:span> too premature<text:span text:style-name="T1">ly</text:span> an ambition for self/ dependence. <text:s/>You will let sacred know-/-ledge keep pace with secular learning, and/ when your <text:span text:style-name="T1">suave</text:span> reputation shall have <text:span text:style-name="T1">a</text:span>risen high among the/ dwellers of Philadelphia in the scale of science,/ you will still be known as the Jew learned in/ his faith, bearing with pride the name of Mayer/ Cohen. <text:s/>Such is my great hope and earnest/ prayer on your Bar Mitzvah day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9-17T14:48:18.61</meta:creation-date>
    <dc:date>2012-09-18T12:59:54.73</dc:date>
    <dc:creator>Penn Libraries</dc:creator>
    <meta:editing-duration>PT01H55M05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4" meta:paragraph-count="82" meta:word-count="1336" meta:character-count="8368"/>
  </office:meta>
</office:document-meta>
</file>